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80" draw:textarea-horizontal-align="center" draw:textarea-vertical-align="middle"/>
    </style:style>
    <style:style style:name="gr6" style:family="graphic" style:parent-style-name="standard">
      <style:graphic-properties svg:stroke-color="#000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2.5cm" svg:x="1.5cm" svg:y="1.5cm">
          <text:p text:style-name="P1">Speaker A</text:p>
        </draw:rect>
        <draw:rect draw:style-name="gr1" draw:text-style-name="P1" draw:layer="layout" svg:width="4cm" svg:height="2.5cm" svg:x="15.5cm" svg:y="1.5cm">
          <text:p text:style-name="P1">Speaker B</text:p>
        </draw:rect>
        <draw:rect draw:style-name="gr1" draw:text-style-name="P1" draw:layer="layout" svg:width="3.5cm" svg:height="2.5cm" svg:x="8.533cm" svg:y="6.966cm">
          <text:p text:style-name="P1">DJ</text:p>
        </draw:rect>
        <draw:rect draw:style-name="gr1" draw:text-style-name="P1" draw:layer="layout" svg:width="4cm" svg:height="2.5cm" svg:x="1.5cm" svg:y="12.5cm">
          <text:p text:style-name="P1">Speaker D</text:p>
        </draw:rect>
        <draw:rect draw:style-name="gr1" draw:text-style-name="P1" draw:layer="layout" svg:width="4cm" svg:height="2.5cm" svg:x="15.5cm" svg:y="12.5cm">
          <text:p text:style-name="P1">Speaker C</text:p>
        </draw:rect>
        <draw:line draw:style-name="gr2" draw:text-style-name="P1" draw:layer="layout" svg:x1="8.5cm" svg:y1="7cm" svg:x2="5.5cm" svg:y2="4cm">
          <text:p text:style-name="P1">Z</text:p>
        </draw:line>
        <draw:line draw:style-name="gr2" draw:text-style-name="P1" draw:layer="layout" svg:x1="12cm" svg:y1="7cm" svg:x2="15.5cm" svg:y2="4cm">
          <text:p text:style-name="P1">Z</text:p>
        </draw:line>
        <draw:line draw:style-name="gr2" draw:text-style-name="P1" draw:layer="layout" svg:x1="12cm" svg:y1="9.5cm" svg:x2="15.5cm" svg:y2="12.5cm">
          <text:p text:style-name="P1">Z</text:p>
        </draw:line>
        <draw:line draw:style-name="gr2" draw:text-style-name="P1" draw:layer="layout" svg:x1="8.5cm" svg:y1="9.5cm" svg:x2="5.5cm" svg:y2="12.5cm">
          <text:p text:style-name="P1">Z</text:p>
        </draw:line>
        <draw:line draw:style-name="gr3" draw:text-style-name="P1" draw:layer="layout" svg:x1="5cm" svg:y1="12.5cm" svg:x2="3.5cm" svg:y2="11cm">
          <text:p/>
        </draw:line>
        <draw:line draw:style-name="gr3" draw:text-style-name="P1" draw:layer="layout" svg:x1="5.5cm" svg:y1="13cm" svg:x2="7cm" svg:y2="13.5cm">
          <text:p/>
        </draw:line>
        <draw:line draw:style-name="gr3" draw:text-style-name="P1" draw:layer="layout" svg:x1="5cm" svg:y1="12.5cm" svg:x2="5cm" svg:y2="10cm">
          <text:p/>
        </draw:line>
        <draw:line draw:style-name="gr3" draw:text-style-name="P1" draw:layer="layout" svg:x1="5.5cm" svg:y1="13cm" svg:x2="7cm" svg:y2="12.5cm">
          <text:p/>
        </draw:line>
        <draw:line draw:style-name="gr3" draw:text-style-name="P1" draw:layer="layout" svg:x1="5.5cm" svg:y1="13cm" svg:x2="8cm" svg:y2="14.5cm">
          <text:p/>
        </draw:line>
        <draw:line draw:style-name="gr3" draw:text-style-name="P1" draw:layer="layout" svg:x1="5cm" svg:y1="12.5cm" svg:x2="1.5cm" svg:y2="10.5cm">
          <text:p/>
        </draw:line>
        <draw:custom-shape draw:style-name="gr4" draw:text-style-name="P1" draw:layer="layout" svg:width="0.5cm" svg:height="0.5cm" svg:x="1.2cm" svg:y="10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3.2cm" svg:y="10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4.7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7cm" svg:y="1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7cm" svg:y="13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8cm" svg:y="14.5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5" draw:text-style-name="P2" draw:layer="layout" svg:width="1.5cm" svg:height="1cm" svg:x="9.5cm" svg:y="7cm">
          <text:p text:style-name="P1"><text:span text:style-name="T1">Tablet</text:span></text:p>
        </draw:rect>
        <draw:custom-shape draw:style-name="gr6" draw:text-style-name="P2" draw:layer="layout" svg:width="1cm" svg:height="1cm" svg:x="4.5cm" svg:y="12.5cm">
          <text:p text:style-name="P1"><text:span text:style-name="T1">N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1cm" svg:height="1cm" svg:x="15.5cm" svg:y="12.5cm">
          <text:p text:style-name="P1"><text:span text:style-name="T1">N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6cm" svg:y1="12.5cm" svg:x2="15cm" svg:y2="10cm">
          <text:p/>
        </draw:line>
        <draw:line draw:style-name="gr3" draw:text-style-name="P1" draw:layer="layout" svg:x1="16cm" svg:y1="12.5cm" svg:x2="17.5cm" svg:y2="9cm">
          <text:p/>
        </draw:line>
        <draw:line draw:style-name="gr3" draw:text-style-name="P1" draw:layer="layout" svg:x1="16cm" svg:y1="12.5cm" svg:x2="18.5cm" svg:y2="11.5cm">
          <text:p/>
        </draw:line>
        <draw:line draw:style-name="gr3" draw:text-style-name="P1" draw:layer="layout" svg:x1="15.5cm" svg:y1="13cm" svg:x2="11.5cm" svg:y2="13cm">
          <text:p/>
        </draw:line>
        <draw:line draw:style-name="gr3" draw:text-style-name="P1" draw:layer="layout" svg:x1="15.5cm" svg:y1="13cm" svg:x2="13.5cm" svg:y2="14cm">
          <text:p/>
        </draw:line>
        <draw:line draw:style-name="gr3" draw:text-style-name="P1" draw:layer="layout" svg:x1="15.5cm" svg:y1="13cm" svg:x2="13cm" svg:y2="11.5cm">
          <text:p/>
        </draw:line>
        <draw:custom-shape draw:style-name="gr4" draw:text-style-name="P1" draw:layer="layout" svg:width="0.5cm" svg:height="0.5cm" svg:x="12.5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11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13cm" svg:y="1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14.7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17.3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18.5cm" svg:y="11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layer="layout" svg:width="1cm" svg:height="1cm" svg:x="15.5cm" svg:y="3cm">
          <text:p text:style-name="P1"><text:span text:style-name="T1">N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1cm" svg:height="1cm" svg:x="4.5cm" svg:y="3cm">
          <text:p text:style-name="P1"><text:span text:style-name="T1">N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5cm" svg:y1="4cm" svg:x2="2cm" svg:y2="6cm">
          <text:p/>
        </draw:line>
        <draw:line draw:style-name="gr3" draw:text-style-name="P1" draw:layer="layout" svg:x1="5cm" svg:y1="4cm" svg:x2="3cm" svg:y2="7.5cm">
          <text:p/>
        </draw:line>
        <draw:line draw:style-name="gr3" draw:text-style-name="P1" draw:layer="layout" svg:x1="5cm" svg:y1="4cm" svg:x2="6cm" svg:y2="6cm">
          <text:p/>
        </draw:line>
        <draw:line draw:style-name="gr3" draw:text-style-name="P1" draw:layer="layout" svg:x1="5.5cm" svg:y1="3.5cm" svg:x2="8.5cm" svg:y2="4.5cm">
          <text:p/>
        </draw:line>
        <draw:line draw:style-name="gr3" draw:text-style-name="P1" draw:layer="layout" svg:x1="5.5cm" svg:y1="3.5cm" svg:x2="6.5cm" svg:y2="3cm">
          <text:p/>
        </draw:line>
        <draw:line draw:style-name="gr3" draw:text-style-name="P1" draw:layer="layout" svg:x1="16cm" svg:y1="4cm" svg:x2="15cm" svg:y2="7cm">
          <text:p/>
        </draw:line>
        <draw:line draw:style-name="gr3" draw:text-style-name="P1" draw:layer="layout" svg:x1="16cm" svg:y1="4cm" svg:x2="18.5cm" svg:y2="5.5cm">
          <text:p/>
        </draw:line>
        <draw:line draw:style-name="gr3" draw:text-style-name="P1" draw:layer="layout" svg:x1="15.5cm" svg:y1="3.5cm" svg:x2="12cm" svg:y2="4.5cm">
          <text:p/>
        </draw:line>
        <draw:line draw:style-name="gr3" draw:text-style-name="P1" draw:layer="layout" svg:x1="15.5cm" svg:y1="3.5cm" svg:x2="14cm" svg:y2="2cm">
          <text:p/>
        </draw:line>
        <draw:line draw:style-name="gr3" draw:text-style-name="P1" draw:layer="layout" svg:x1="15.5cm" svg:y1="3.5cm" svg:x2="13.5cm" svg:y2="3.5cm">
          <text:p/>
        </draw:line>
        <draw:custom-shape draw:style-name="gr4" draw:text-style-name="P1" draw:layer="layout" svg:width="0.5cm" svg:height="0.5cm" svg:x="1.5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2.8cm" svg:y="7.5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6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8.434cm" svg:y="4.30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6.5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11.5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14.5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18.5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13cm" svg:y="3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0.5cm" svg:height="0.5cm" svg:x="13.5cm" svg:y="1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el Mitchell</meta:initial-creator>
    <meta:creation-date>2011-08-11T09:44:20</meta:creation-date>
    <dc:date>2011-08-11T10:14:20</dc:date>
    <dc:creator>Joel Mitchell</dc:creator>
    <meta:editing-duration>PT14M50S</meta:editing-duration>
    <meta:editing-cycles>2</meta:editing-cycles>
    <meta:generator>OpenOffice.org/3.3$Unix OpenOffice.org_project/330m20$Build-9567</meta:generator>
    <meta:document-statistic meta:object-count="58"/>
  </office:meta>
</office:document-meta>
</file>